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232598" officeooo:paragraph-rsid="00190bb1" style:font-name-asian="Times New Roman2" style:font-size-asian="14pt" style:font-weight-asian="bold" style:font-name-complex="Times New Roman2" style:font-size-complex="16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4aaabe" officeooo:paragraph-rsid="004aaabe" style:font-name-asian="Times New Roman2" style:font-size-asian="14pt" style:font-weight-asian="bold" style:font-name-complex="Times New Roman2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652e06" officeooo:paragraph-rsid="00652e06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6ce577" style:font-name-asian="Times New Roman2" style:font-size-asian="14pt" style:font-weight-asian="bold" style:font-name-complex="Times New Roman2" style:font-size-complex="16pt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3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1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6fb94b" style:font-size-asian="10.5pt" style:font-size-complex="12pt"/>
    </style:style>
    <style:style style:name="P15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6fc372" style:font-size-asian="10.5pt" style:font-size-complex="12pt"/>
    </style:style>
    <style:style style:name="P1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51eece" officeooo:paragraph-rsid="006fc372" style:font-size-asian="10.5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e5c2e" style:font-size-asian="12pt" style:font-size-complex="12pt"/>
    </style:style>
    <style:style style:name="P19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fo:language="en" fo:country="US" fo:font-weight="normal" officeooo:rsid="003e733b" officeooo:paragraph-rsid="006fc372" style:font-name-asian="Times New Roman2" style:font-size-asian="10.5pt" style:font-weight-asian="normal" style:font-name-complex="Times New Roman2" style:font-size-complex="12pt" style:font-weight-complex="normal"/>
    </style:style>
    <style:style style:name="P20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fo:language="en" fo:country="US" fo:font-weight="normal" officeooo:rsid="0051eece" officeooo:paragraph-rsid="006fc372" style:font-name-asian="Times New Roman2" style:font-size-asian="10.5pt" style:font-weight-asian="normal" style:font-name-complex="Times New Roman2" style:font-size-complex="12pt" style:font-weight-complex="normal"/>
    </style:style>
    <style:style style:name="P21" style:family="paragraph">
      <loext:graphic-properties draw:fill="none"/>
      <style:paragraph-properties fo:text-align="star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="none"/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7" style:family="paragraph">
      <loext:graphic-properties draw:fill="none"/>
      <style:paragraph-properties fo:margin-top="0cm" fo:margin-bottom="0cm" fo:line-height="100%" fo:text-align="start"/>
    </style:style>
    <style:style style:name="P28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63550f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officeooo:rsid="00671a69"/>
    </style:style>
    <style:style style:name="T5" style:family="text">
      <style:text-properties officeooo:rsid="0051eece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737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0.937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2.284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1.334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none" svg:stroke-width="0cm" draw:fill="none" draw:textarea-vertical-align="top" draw:auto-grow-height="false" draw:fit-to-size="false" style:shrink-to-fit="false" fo:min-height="0.372cm" fo:min-width="0.845cm" fo:padding-top="0.035cm" fo:padding-bottom="0.035cm" fo:padding-left="0.035cm" fo:padding-right="0.035cm" fo:wrap-option="wrap" style:run-through="foreground"/>
    </style:style>
    <style:style style:name="gr3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794cm" fo:padding-top="0.127cm" fo:padding-bottom="0.127cm" fo:padding-left="0.254cm" fo:padding-right="0.254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2cm" fo:min-width="9.814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4cm" fo:min-width="1.279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616cm" fo:min-width="1.279cm" fo:padding-top="0.035cm" fo:padding-bottom="0.035cm" fo:padding-left="0.035cm" fo:padding-right="0.035cm" fo:wrap-option="wrap" style:run-through="fore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7cm" fo:min-width="0.737cm" fo:padding-top="0.035cm" fo:padding-bottom="0.035cm" fo:padding-left="0.035cm" fo:padding-right="0.035cm" fo:wrap-option="wrap" style:run-through="foreground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7cm" fo:min-width="0.937cm" fo:padding-top="0.035cm" fo:padding-bottom="0.035cm" fo:padding-left="0.035cm" fo:padding-right="0.035cm" fo:wrap-option="wrap" style:run-through="fore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0.37cm" fo:min-width="2.284cm" fo:padding-top="0.035cm" fo:padding-bottom="0.035cm" fo:padding-left="0.035cm" fo:padding-right="0.035cm" fo:wrap-option="wrap" style:run-through="foreground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37cm" fo:min-width="1.334cm" fo:padding-top="0.035cm" fo:padding-bottom="0.035cm" fo:padding-left="0.035cm" fo:padding-right="0.035cm" fo:wrap-option="wrap" style:run-through="foreground"/>
    </style:style>
    <style:style style:name="gr38" style:family="graphic">
      <style:graphic-properties draw:stroke="none" svg:stroke-width="0cm" draw:fill="none" draw:textarea-vertical-align="top" draw:auto-grow-height="false" draw:fit-to-size="false" style:shrink-to-fit="false" fo:min-height="0.37cm" fo:min-width="0.845cm" fo:padding-top="0.035cm" fo:padding-bottom="0.035cm" fo:padding-left="0.035cm" fo:padding-right="0.035cm" fo:wrap-option="wrap" style:run-through="foreground"/>
    </style:style>
    <style:style style:name="gr39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4cm" fo:min-width="17.794cm" fo:padding-top="0.127cm" fo:padding-bottom="0.127cm" fo:padding-left="0.254cm" fo:padding-right="0.254cm" fo:wrap-option="wrap" style:run-through="foreground"/>
    </style:style>
    <style:style style:name="gr4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794cm" fo:padding-top="0.127cm" fo:padding-bottom="0.127cm" fo:padding-left="0.254cm" fo:padding-right="0.254cm" fo:wrap-option="wrap" style:run-through="foreground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61cm" fo:min-width="9.814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21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21" svg:x1="-0.032cm" svg:y1="23.171cm" svg:x2="-0.03cm" svg:y2="24.658cm"><text:p/></draw:line><draw:line draw:name="Line 13" draw:style-name="gr3" draw:text-style-name="P21" svg:x1="-0.933cm" svg:y1="23.153cm" svg:x2="17.411cm" svg:y2="23.155cm"><text:p/></draw:line><draw:line draw:name="Line 14" draw:style-name="gr3" draw:text-style-name="P21" svg:x1="1.063cm" svg:y1="23.18cm" svg:x2="1.065cm" svg:y2="27.188cm"><text:p/></draw:line><draw:line draw:name="Line 15" draw:style-name="gr3" draw:text-style-name="P21" svg:x1="3.575cm" svg:y1="23.18cm" svg:x2="3.577cm" svg:y2="27.188cm"><text:p/></draw:line><draw:line draw:name="Line 16" draw:style-name="gr3" draw:text-style-name="P21" svg:x1="5.082cm" svg:y1="23.18cm" svg:x2="5.084cm" svg:y2="27.188cm"><text:p/></draw:line><draw:line draw:name="Line 17" draw:style-name="gr3" draw:text-style-name="P21" svg:x1="6.087cm" svg:y1="23.171cm" svg:x2="6.089cm" svg:y2="27.178cm"><text:p/></draw:line><draw:line draw:name="Line 18" draw:style-name="gr3" draw:text-style-name="P21" svg:x1="13.617cm" svg:y1="24.684cm" svg:x2="13.621cm" svg:y2="25.677cm"><text:p/></draw:line><draw:line draw:name="Line 19" draw:style-name="gr4" draw:text-style-name="P21" svg:x1="-0.933cm" svg:y1="26.19cm" svg:x2="6.069cm" svg:y2="26.194cm"><text:p/></draw:line><draw:line draw:name="Line 20" draw:style-name="gr4" draw:text-style-name="P21" svg:x1="-0.933cm" svg:y1="26.697cm" svg:x2="6.069cm" svg:y2="26.697cm"><text:p/></draw:line><draw:custom-shape draw:name="Rectangle 21" draw:style-name="gr5" draw:text-style-name="P23" svg:width="0.809cm" svg:height="0.444cm" svg:x="-0.893cm" svg:y="24.213cm"><text:p text:style-name="P22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23" svg:width="1.01cm" svg:height="0.444cm" svg:x="0.025cm" svg:y="24.213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23" svg:width="2.364cm" svg:height="0.444cm" svg:x="1.139cm" svg:y="24.213cm"><text:p text:style-name="P22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23" svg:width="1.41cm" svg:height="0.444cm" svg:x="3.635cm" svg:y="24.213cm"><text:p text:style-name="P22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23" svg:width="0.918cm" svg:height="0.444cm" svg:x="5.124cm" svg:y="24.213cm"><text:p text:style-name="P22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23" svg:width="1.352cm" svg:height="0.444cm" svg:x="13.693cm" svg:y="24.707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23" svg:width="1.352cm" svg:height="0.444cm" svg:x="13.693cm" svg:y="25.23cm"><text:p text:style-name="P22"><text:span text:style-name="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24" svg:width="11.17cm" svg:height="0.683cm" svg:x="6.186cm" svg:y="23.594cm"><text:p text:style-name="P22"><text:span text:style-name="T7">БДАС.</text:span><text:span text:style-name="T7">45010</text:span><text:span text:style-name="T7">2.002 </text:span><text:span text:style-name="T7">Д6</text:span></text:p><text:p text:style-name="P22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21" svg:x1="-0.931cm" svg:y1="24.668cm" svg:x2="17.413cm" svg:y2="24.67cm"><text:p/></draw:line><draw:line draw:name="Line 30" draw:style-name="gr3" draw:text-style-name="P21" svg:x1="-0.919cm" svg:y1="24.169cm" svg:x2="6.081cm" svg:y2="24.171cm"><text:p/></draw:line><draw:line draw:name="Line 31" draw:style-name="gr4" draw:text-style-name="P21" svg:x1="-0.933cm" svg:y1="23.661cm" svg:x2="6.069cm" svg:y2="23.663cm"><text:p/></draw:line><draw:line draw:name="Line 32" draw:style-name="gr4" draw:text-style-name="P21" svg:x1="-0.933cm" svg:y1="25.682cm" svg:x2="6.069cm" svg:y2="25.682cm"><text:p/></draw:line><draw:line draw:name="Line 33" draw:style-name="gr4" draw:text-style-name="P21" svg:x1="-0.933cm" svg:y1="25.175cm" svg:x2="6.069cm" svg:y2="25.177cm"><text:p/></draw:line><draw:g draw:name="Group 34" draw:style-name="gr12"><draw:custom-shape draw:name="Rectangle 35" draw:style-name="gr13" draw:text-style-name="P26" svg:width="3.537cm" svg:height="0.444cm" svg:x="-0.907cm" svg:y="24.721cm"><text:p text:style-name="P25"><text:span text:style-name="T6"><text:s/></text:span><text:span text:style-name="T6">Распрац. <text:s text:c="8"/></text:span><text:span text:style-name="T6"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27" svg:width="4.278cm" svg:height="0.444cm" svg:x="2.806cm" svg:y="24.721cm"><text:p text:style-name="P25"><text:span text:style-name="T9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26" svg:width="1.953cm" svg:height="0.442cm" svg:x="-0.907cm" svg:y="25.218cm"><text:p text:style-name="P25"><text:span text:style-name="T6"><text:s/></text:span><text:span text:style-name="T6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6" svg:width="2.364cm" svg:height="0.442cm" svg:x="1.139cm" svg:y="25.218cm"><text:p text:style-name="P25"><text:span text:style-name="T6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26" svg:width="1.953cm" svg:height="0.444cm" svg:x="-0.907cm" svg:y="25.726cm"><text:p text:style-name="P25"><text:span text:style-name="T6"><text:s/></text:span><text:span text:style-name="T6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21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26" svg:width="1.953cm" svg:height="0.444cm" svg:x="-0.907cm" svg:y="26.222cm"><text:p text:style-name="P25"><text:span text:style-name="T6"><text:s/></text:span><text:span text:style-name="T6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26" svg:width="2.364cm" svg:height="0.444cm" svg:x="1.139cm" svg:y="26.222cm"><text:p text:style-name="P25"><text:span text:style-name="T6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26" svg:width="1.953cm" svg:height="0.444cm" svg:x="-0.907cm" svg:y="26.716cm"><text:p text:style-name="P25"><text:span text:style-name="T6"><text:s/></text:span><text:span text:style-name="T6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26" svg:width="2.364cm" svg:height="0.444cm" svg:x="1.139cm" svg:y="26.716cm"><text:p text:style-name="P25"><text:span text:style-name="T6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21" svg:x1="12.11cm" svg:y1="24.684cm" svg:x2="12.112cm" svg:y2="27.178cm"><text:p/></draw:line><draw:custom-shape draw:name="Rectangle 50" draw:style-name="gr19" draw:text-style-name="P28" svg:width="5.781cm" svg:height="2.306cm" svg:x="6.212cm" svg:y="24.786cm"><text:p text:style-name="P22"><text:span text:style-name="T10">Праграмн</text:span><text:span text:style-name="T10">ае </text:span><text:span text:style-name="T10">мадэлірав</text:span><text:span text:style-name="T10">анне</text:span><text:span text:style-name="T10"><text:line-break/></text:span><text:span text:style-name="T10">размерка</text:span><text:span text:style-name="T10">вання </text:span><text:span text:style-name="T10">патокау</text:span><text:span text:style-name="T10"><text:line-break/></text:span><text:span text:style-name="T10">трафіка у </text:span><text:span text:style-name="T10">сетках </text:span><text:span text:style-name="T10">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21" svg:x1="12.123cm" svg:y1="25.176cm" svg:x2="17.421cm" svg:y2="25.178cm"><text:p/></draw:line><draw:line draw:name="Line 52" draw:style-name="gr3" draw:text-style-name="P21" svg:x1="12.122cm" svg:y1="25.682cm" svg:x2="17.422cm" svg:y2="25.686cm"><text:p/></draw:line><draw:line draw:name="Line 53" draw:style-name="gr3" draw:text-style-name="P21" svg:x1="15.124cm" svg:y1="24.684cm" svg:x2="15.128cm" svg:y2="25.677cm"><text:p/></draw:line><draw:custom-shape draw:name="Rectangle 54" draw:style-name="gr20" draw:text-style-name="P23" svg:width="1.354cm" svg:height="0.444cm" svg:x="12.192cm" svg:y="24.707cm"><text:p text:style-name="P22"><text:span text:style-name="T6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23" svg:width="2.133cm" svg:height="0.444cm" svg:x="15.208cm" svg:y="24.707cm"><text:p text:style-name="P22"><text:span text:style-name="T6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30" svg:width="2.133cm" svg:height="0.442cm" svg:x="15.221cm" svg:y="25.232cm"><text:p text:style-name="P29"><text:span text:style-name="T11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21" svg:x1="12.612cm" svg:y1="25.189cm" svg:x2="12.614cm" svg:y2="25.673cm"><text:p/></draw:line><draw:line draw:name="Line 58" draw:style-name="gr4" draw:text-style-name="P21" svg:x1="13.113cm" svg:y1="25.191cm" svg:x2="13.115cm" svg:y2="25.675cm"><text:p/></draw:line><draw:custom-shape draw:name="Rectangle 59" draw:style-name="gr23" draw:text-style-name="P24" svg:width="5.15cm" svg:height="0.63cm" svg:x="12.192cm" svg:y="26.086cm"><text:p text:style-name="P22"><text:span text:style-name="T12">БДАС </text:span><text:span text:style-name="T12">СП-741 </text:span></text:p><text:p text:style-name="P22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26" svg:width="1.953cm" svg:height="0.442cm" svg:x="-0.907cm" svg:y="25.218cm"><text:p text:style-name="P25"><text:span text:style-name="T6"><text:s/></text:span><text:span text:style-name="T6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6" svg:width="2.364cm" svg:height="0.442cm" svg:x="1.139cm" svg:y="25.218cm"><text:p text:style-name="P25"><text:span text:style-name="T6">Рудинс</text:span><text:span text:style-name="T6">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3">E</text:span></text:h>
      <text:h text:style-name="P3" text:outline-level="1"/>
      <text:h text:style-name="P5" text:outline-level="1"><text:span text:style-name="T1">Канфігурацыйны файл маршрутызатара</text:span></text:h>
      <text:h text:style-name="P4" text:outline-level="1"/>
      <text:p text:style-name="P18">Using 2579 out of 33554432 bytes</text:p>
      <text:p text:style-name="P18">! Last configuration change at 19:27:17 UTC Wed Apr 15 2020</text:p>
      <text:p text:style-name="P18">version 16.12</text:p>
      <text:p text:style-name="P18">service timestamps debug datetime msec</text:p>
      <text:p text:style-name="P18">service timestamps log datetime msec</text:p>
      <text:p text:style-name="P18">service call-home</text:p>
      <text:p text:style-name="P18">platform qfp utilization monitor load 80</text:p>
      <text:p text:style-name="P18">no platform punt-keepalive disable-kernel-core</text:p>
      <text:p text:style-name="P18">platform console serial</text:p>
      <text:p text:style-name="P18">hostname R1</text:p>
      <text:p text:style-name="P18">boot-start-marker</text:p>
      <text:p text:style-name="P18">boot-end-marker</text:p>
      <text:p text:style-name="P18">no logging console</text:p>
      <text:p text:style-name="P18">no logging monitor</text:p>
      <text:p text:style-name="P18">no aaa new-model</text:p>
      <text:p text:style-name="P18">call-home</text:p>
      <text:p text:style-name="P18"><text:s/>! If contact email address in call-home is configured as sch-smart-licensing@cisco.com</text:p>
      <text:p text:style-name="P18"><text:s/>! the email address configured in Cisco Smart License Portal</text:p>
      <text:p text:style-name="P18"><text:s/>! will be used as contact email address to send SCH notificatio.</text:p>
      <text:p text:style-name="P18"><text:s/>contact-email-addr sch-smart-licensing@cisco.com</text:p>
      <text:p text:style-name="P18"><text:s/>profile "CiscoTAC-1"</text:p>
      <text:p text:style-name="P18"><text:s text:c="2"/>active</text:p>
      <text:p text:style-name="P18"><text:s text:c="2"/>destination transport-method http</text:p>
      <text:p text:style-name="P18"><text:s text:c="2"/>no destination transport-method email</text:p>
      <text:p text:style-name="P18">ip domain name essay.by</text:p>
      <text:p text:style-name="P18">login on-success log</text:p>
      <text:p text:style-name="P18">subscriber templating</text:p>
      <text:h text:style-name="P6" text:outline-level="1"><draw:g text:anchor-type="paragraph" draw:z-index="1" draw:style-name="gr24"><draw:line draw:name="Line 18" draw:style-name="gr3" draw:text-style-name="P21" svg:x1="15.928cm" svg:y1="25.675cm" svg:x2="15.937cm" svg:y2="27.189cm"><text:p/></draw:line><draw:g draw:style-name="gr12"><draw:line draw:name="Line 17" draw:style-name="gr3" draw:text-style-name="P21" svg:x1="6.049cm" svg:y1="25.691cm" svg:x2="6.053cm" svg:y2="27.174cm"><text:p/></draw:line><draw:g draw:style-name="gr12"><draw:line draw:name="Line 16" draw:style-name="gr3" draw:text-style-name="P21" svg:x1="5.051cm" svg:y1="25.675cm" svg:x2="5.051cm" svg:y2="27.165cm"><text:p/></draw:line><draw:g draw:style-name="gr12"><draw:g draw:style-name="gr12"><draw:line draw:name="Line 12" draw:style-name="gr3" draw:text-style-name="P21" svg:x1="-0.044cm" svg:y1="25.691cm" svg:x2="-0.042cm" svg:y2="27.174cm"><text:p/></draw:line><draw:line draw:name="Line 13" draw:style-name="gr3" draw:text-style-name="P21" svg:x1="-0.942cm" svg:y1="25.678cm" svg:x2="17.33cm" svg:y2="25.68cm"><text:p/></draw:line><draw:line draw:name="Line 14" draw:style-name="gr3" draw:text-style-name="P21" svg:x1="1.046cm" svg:y1="25.705cm" svg:x2="1.048cm" svg:y2="27.175cm"><text:p/></draw:line><draw:line draw:name="Line 15" draw:style-name="gr3" draw:text-style-name="P21" svg:x1="3.549cm" svg:y1="25.705cm" svg:x2="3.549cm" svg:y2="27.195cm"><text:p/></draw:line><draw:g draw:style-name="gr12"><draw:g draw:style-name="gr12"><draw:custom-shape draw:name="Rectangle 21" draw:style-name="gr25" draw:text-style-name="P23" svg:width="0.807cm" svg:height="0.442cm" svg:x="-0.902cm" svg:y="26.681cm"><text:p text:style-name="P22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23" svg:width="1.006cm" svg:height="0.442cm" svg:x="0.01cm" svg:y="26.707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23" svg:width="2.354cm" svg:height="0.442cm" svg:x="1.123cm" svg:y="26.707cm"><text:p text:style-name="P22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23" svg:width="1.403cm" svg:height="0.442cm" svg:x="3.609cm" svg:y="26.707cm"><text:p text:style-name="P22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23" svg:width="0.914cm" svg:height="0.442cm" svg:x="5.092cm" svg:y="26.707cm"><text:p text:style-name="P22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0" draw:text-style-name="P21" svg:width="18.301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24" svg:width="9.884cm" svg:height="0.682cm" svg:x="6.053cm" svg:y="26.064cm"><text:p text:style-name="P22"><text:span text:style-name="T7">Б</text:span><text:span text:style-name="T7">Д</text:span><text:span text:style-name="T7">А</text:span><text:span text:style-name="T7">С</text:span><text:span text:style-name="T7">.</text:span><text:span text:style-name="T7">4</text:span><text:span text:style-name="T7">5</text:span><text:span text:style-name="T7">0</text:span><text:span text:style-name="T7">1</text:span><text:span text:style-name="T7">0</text:span><text:span text:style-name="T7">2</text:span><text:span text:style-name="T7">.</text:span><text:span text:style-name="T7">0</text:span><text:span text:style-name="T7">0</text:span><text:span text:style-name="T7">2</text:span><text:span text:style-name="T7"> </text:span><text:span text:style-name="T7">Д</text:span><text:span text:style-name="T7">6</text:span></text:p><text:p text:style-name="P22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21" svg:x1="-0.928cm" svg:y1="26.691cm" svg:x2="6.044cm" svg:y2="26.693cm"><text:p/></draw:line><draw:line draw:name="Line 31" draw:style-name="gr4" draw:text-style-name="P21" svg:x1="-0.942cm" svg:y1="26.18cm" svg:x2="6.032cm" svg:y2="26.182cm"><text:p/></draw:line></draw:g><draw:g draw:style-name="gr12"><draw:line draw:name="Line 51" draw:style-name="gr3" draw:text-style-name="P21" svg:x1="15.926cm" svg:y1="26.363cm" svg:x2="17.348cm" svg:y2="26.365cm"><text:p/></draw:line><draw:custom-shape draw:name="Rectangle 26" draw:style-name="gr32" draw:text-style-name="P23" svg:width="1.348cm" svg:height="0.683cm" svg:x="15.928cm" svg:y="25.778cm"><text:p text:style-name="P22"><text:span text:style-name="T6">А</text:span><text:span text:style-name="T6">р</text:span><text:span text:style-name="T6">к</text:span><text:span text:style-name="T6">у</text:span><text:span text:style-name="T6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23" svg:width="1.348cm" svg:height="0.685cm" svg:x="15.928cm" svg:y="26.526cm"><text:p text:style-name="P22"><text:span text:style-name="T6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E</text:span></text:h>
      <text:h text:style-name="P10" text:outline-level="1"/>
      <text:h text:style-name="P14" text:outline-level="1">multilink bundle-name authenticated</text:h>
      <text:h text:style-name="P14" text:outline-level="1">crypto pki trustpoint TP-self-signed-1751521838</text:h>
      <text:h text:style-name="P14" text:outline-level="1"><text:s/>enrollment selfsigned</text:h>
      <text:h text:style-name="P14" text:outline-level="1"><text:s/>subject-name cn=IOS-Self-Signed-Certificate-1751521838</text:h>
      <text:h text:style-name="P14" text:outline-level="1"><text:s/>revocation-check none</text:h>
      <text:h text:style-name="P14" text:outline-level="1"><text:s/>rsakeypair TP-self-signed-1751521838</text:h>
      <text:h text:style-name="P14" text:outline-level="1">crypto pki trustpoint SLA-TrustPoint</text:h>
      <text:h text:style-name="P14" text:outline-level="1"><text:s/>enrollment pkcs12</text:h>
      <text:h text:style-name="P14" text:outline-level="1"><text:s/>revocation-check crl</text:h>
      <text:h text:style-name="P14" text:outline-level="1">crypto pki certificate chain TP-self-signed-1751521838</text:h>
      <text:h text:style-name="P14" text:outline-level="1"><text:s/>certificate self-signed 01 nvram:IOS-Self-Sig#1.cer</text:h>
      <text:h text:style-name="P14" text:outline-level="1">crypto pki certificate chain SLA-TrustPoint</text:h>
      <text:h text:style-name="P14" text:outline-level="1"><text:s/>certificate ca 01 nvram:CiscoLicensi#1CA.cer</text:h>
      <text:h text:style-name="P14" text:outline-level="1">license udi pid CSR1000V sn 915L25MI4CS</text:h>
      <text:h text:style-name="P14" text:outline-level="1">diagnostic bootup level minimal</text:h>
      <text:h text:style-name="P14" text:outline-level="1">memory free low-watermark processor 72406</text:h>
      <text:h text:style-name="P14" text:outline-level="1">et-analytics</text:h>
      <text:h text:style-name="P14" text:outline-level="1">spanning-tree extend system-id</text:h>
      <text:h text:style-name="P14" text:outline-level="1">username dranser privilege 15 password 0 cisco</text:h>
      <text:h text:style-name="P14" text:outline-level="1">redundancy</text:h>
      <text:h text:style-name="P14" text:outline-level="1">interface GigabitEthernet1</text:h>
      <text:h text:style-name="P14" text:outline-level="1"><text:s/>bandwidth 1000</text:h>
      <text:h text:style-name="P14" text:outline-level="1"><text:s/>ip address 172.31.1.10 255.255.255.0</text:h>
      <text:h text:style-name="P14" text:outline-level="1"><text:s/>load-interval 30</text:h>
      <text:h text:style-name="P14" text:outline-level="1"><text:s/>negotiation auto</text:h>
      <text:h text:style-name="P14" text:outline-level="1"><text:s/>no mop enabled</text:h>
      <text:h text:style-name="P14" text:outline-level="1"><text:s/>no mop sysid</text:h>
      <text:h text:style-name="P7" text:outline-level="1"><draw:g text:anchor-type="paragraph" draw:z-index="2" draw:style-name="gr24"><draw:line draw:name="Line 18" draw:style-name="gr3" draw:text-style-name="P21" svg:x1="15.928cm" svg:y1="25.688cm" svg:x2="15.937cm" svg:y2="27.201cm"><text:p/></draw:line><draw:g draw:style-name="gr12"><draw:line draw:name="Line 17" draw:style-name="gr3" draw:text-style-name="P21" svg:x1="6.049cm" svg:y1="25.702cm" svg:x2="6.053cm" svg:y2="27.183cm"><text:p/></draw:line><draw:g draw:style-name="gr12"><draw:line draw:name="Line 16" draw:style-name="gr3" draw:text-style-name="P21" svg:x1="5.051cm" svg:y1="25.688cm" svg:x2="5.051cm" svg:y2="27.176cm"><text:p/></draw:line><draw:g draw:style-name="gr12"><draw:g draw:style-name="gr12"><draw:line draw:name="Line 12" draw:style-name="gr3" draw:text-style-name="P21" svg:x1="-0.044cm" svg:y1="25.702cm" svg:x2="-0.042cm" svg:y2="27.183cm"><text:p/></draw:line><draw:line draw:name="Line 13" draw:style-name="gr3" draw:text-style-name="P21" svg:x1="-0.942cm" svg:y1="25.691cm" svg:x2="17.33cm" svg:y2="25.693cm"><text:p/></draw:line><draw:line draw:name="Line 14" draw:style-name="gr3" draw:text-style-name="P21" svg:x1="1.046cm" svg:y1="25.716cm" svg:x2="1.048cm" svg:y2="27.184cm"><text:p/></draw:line><draw:line draw:name="Line 15" draw:style-name="gr3" draw:text-style-name="P21" svg:x1="3.549cm" svg:y1="25.716cm" svg:x2="3.549cm" svg:y2="27.204cm"><text:p/></draw:line><draw:g draw:style-name="gr12"><draw:g draw:style-name="gr12"><draw:custom-shape draw:name="Rectangle 21" draw:style-name="gr34" draw:text-style-name="P23" svg:width="0.807cm" svg:height="0.44cm" svg:x="-0.902cm" svg:y="26.693cm"><text:p text:style-name="P22"><text:span text:style-name="T6">З</text:span><text:span text:style-name="T6">м</text:span><text:span text:style-name="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35" draw:text-style-name="P23" svg:width="1.006cm" svg:height="0.44cm" svg:x="0.01cm" svg:y="26.72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36" draw:text-style-name="P23" svg:width="2.354cm" svg:height="0.44cm" svg:x="1.123cm" svg:y="26.72cm"><text:p text:style-name="P22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37" draw:text-style-name="P23" svg:width="1.403cm" svg:height="0.44cm" svg:x="3.609cm" svg:y="26.72cm"><text:p text:style-name="P22"><text:span text:style-name="T6">П</text:span><text:span text:style-name="T6">о</text:span><text:span text:style-name="T6">д</text:span><text:span text:style-name="T6">п</text:span><text:span text:style-name="T6">і</text:span><text:span text:style-name="T6">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38" draw:text-style-name="P23" svg:width="0.914cm" svg:height="0.44cm" svg:x="5.092cm" svg:y="26.72cm"><text:p text:style-name="P22"><text:span text:style-name="T6">Д</text:span><text:span text:style-name="T6">а</text:span><text:span text:style-name="T6">т</text:span><text:span text:style-name="T6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9" draw:text-style-name="P21" svg:width="18.301cm" svg:height="28.567cm" svg:x="-0.951cm" svg:y="-1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24" svg:width="9.884cm" svg:height="0.682cm" svg:x="6.053cm" svg:y="26.076cm"><text:p text:style-name="P22"><text:span text:style-name="T7">Б</text:span><text:span text:style-name="T7">Д</text:span><text:span text:style-name="T7">А</text:span><text:span text:style-name="T7">С</text:span><text:span text:style-name="T7">.</text:span><text:span text:style-name="T7">4</text:span><text:span text:style-name="T7">5</text:span><text:span text:style-name="T7">0</text:span><text:span text:style-name="T7">1</text:span><text:span text:style-name="T7">0</text:span><text:span text:style-name="T7">2</text:span><text:span text:style-name="T7">.</text:span><text:span text:style-name="T7">0</text:span><text:span text:style-name="T7">0</text:span><text:span text:style-name="T7">2</text:span><text:span text:style-name="T7"> </text:span><text:span text:style-name="T7">Д</text:span><text:span text:style-name="T7">6</text:span></text:p><text:p text:style-name="P22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21" svg:x1="-0.928cm" svg:y1="26.702cm" svg:x2="6.044cm" svg:y2="26.704cm"><text:p/></draw:line><draw:line draw:name="Line 31" draw:style-name="gr4" draw:text-style-name="P21" svg:x1="-0.942cm" svg:y1="26.191cm" svg:x2="6.032cm" svg:y2="26.193cm"><text:p/></draw:line></draw:g><draw:g draw:style-name="gr12"><draw:line draw:name="Line 51" draw:style-name="gr3" draw:text-style-name="P21" svg:x1="15.926cm" svg:y1="26.373cm" svg:x2="17.348cm" svg:y2="26.375cm"><text:p/></draw:line><draw:custom-shape draw:name="Rectangle 26" draw:style-name="gr32" draw:text-style-name="P23" svg:width="1.348cm" svg:height="0.683cm" svg:x="15.928cm" svg:y="25.79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23" svg:width="1.348cm" svg:height="0.685cm" svg:x="15.928cm" svg:y="26.536cm"><text:p text:style-name="P22"><text:span text:style-name="T6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E</text:span></text:h>
      <text:h text:style-name="P11" text:outline-level="1"/>
      <text:h text:style-name="P16" text:outline-level="1">interface GigabitEthernet2</text:h>
      <text:h text:style-name="P16" text:outline-level="1"><text:s/>bandwidth 1000</text:h>
      <text:h text:style-name="P16" text:outline-level="1"><text:s/>ip address 192.168.254.1 255.255.255.0</text:h>
      <text:h text:style-name="P16" text:outline-level="1"><text:s/>negotiation auto</text:h>
      <text:h text:style-name="P16" text:outline-level="1"><text:s/>no mop enabled</text:h>
      <text:h text:style-name="P16" text:outline-level="1"><text:s/>no mop sysid</text:h>
      <text:h text:style-name="P16" text:outline-level="1">interface GigabitEthernet3</text:h>
      <text:h text:style-name="P16" text:outline-level="1"><text:s/>bandwidth 1000</text:h>
      <text:h text:style-name="P16" text:outline-level="1"><text:s/>ip address 10.10.22.11 255.255.255.0</text:h>
      <text:h text:style-name="P16" text:outline-level="1"><text:s/>negotiation auto</text:h>
      <text:h text:style-name="P16" text:outline-level="1"><text:s/>no mop enabled</text:h>
      <text:h text:style-name="P16" text:outline-level="1"><text:s/>no mop sysid</text:h>
      <text:h text:style-name="P16" text:outline-level="1">router eigrp 1</text:h>
      <text:h text:style-name="P16" text:outline-level="1"><text:s/>metric weights 0 1 1 1 0 0</text:h>
      <text:h text:style-name="P16" text:outline-level="1"><text:s/>default-metric 10 10 255 10 600</text:h>
      <text:h text:style-name="P16" text:outline-level="1"><text:s/>network 10.10.22.0 0.0.0.255</text:h>
      <text:h text:style-name="P16" text:outline-level="1"><text:s/>network 172.31.1.0 0.0.0.255</text:h>
      <text:h text:style-name="P16" text:outline-level="1"><text:s/>network 192.168.254.0</text:h>
      <text:h text:style-name="P16" text:outline-level="1">virtual-service csr_mgmt</text:h>
      <text:h text:style-name="P16" text:outline-level="1"><text:s/>ip shared host-interface GigabitEthernet1</text:h>
      <text:h text:style-name="P16" text:outline-level="1">ip forward-protocol nd</text:h>
      <text:h text:style-name="P16" text:outline-level="1">ip http server</text:h>
      <text:h text:style-name="P16" text:outline-level="1">ip http authentication local</text:h>
      <text:h text:style-name="P16" text:outline-level="1">ip http secure-server</text:h>
      <text:h text:style-name="P16" text:outline-level="1">control-plane</text:h>
      <text:h text:style-name="P16" text:outline-level="1">line con 0</text:h>
      <text:h text:style-name="P16" text:outline-level="1"><text:s/>stopbits 1</text:h>
      <text:h text:style-name="P16" text:outline-level="1">line vty 0 4</text:h>
      <text:h text:style-name="P16" text:outline-level="1"><text:s/>login local</text:h>
      <text:h text:style-name="P16" text:outline-level="1"><text:s/>transport input ssh</text:h>
      <text:h text:style-name="P16" text:outline-level="1">restconf</text:h>
      <text:h text:style-name="P16" text:outline-level="1">end</text:h>
      <text:h text:style-name="P8" text:outline-level="1"><draw:g text:anchor-type="paragraph" draw:z-index="3" draw:style-name="gr24"><draw:line draw:name="Line 18" draw:style-name="gr3" draw:text-style-name="P21" svg:x1="15.928cm" svg:y1="25.663cm" svg:x2="15.937cm" svg:y2="27.177cm"><text:p/></draw:line><draw:g draw:style-name="gr12"><draw:line draw:name="Line 17" draw:style-name="gr3" draw:text-style-name="P21" svg:x1="6.049cm" svg:y1="25.677cm" svg:x2="6.053cm" svg:y2="27.16cm"><text:p/></draw:line><draw:g draw:style-name="gr12"><draw:line draw:name="Line 16" draw:style-name="gr3" draw:text-style-name="P21" svg:x1="5.051cm" svg:y1="25.663cm" svg:x2="5.051cm" svg:y2="27.153cm"><text:p/></draw:line><draw:g draw:style-name="gr12"><draw:g draw:style-name="gr12"><draw:line draw:name="Line 12" draw:style-name="gr3" draw:text-style-name="P21" svg:x1="-0.044cm" svg:y1="25.677cm" svg:x2="-0.042cm" svg:y2="27.16cm"><text:p/></draw:line><draw:line draw:name="Line 13" draw:style-name="gr3" draw:text-style-name="P21" svg:x1="-0.942cm" svg:y1="25.666cm" svg:x2="17.33cm" svg:y2="25.668cm"><text:p/></draw:line><draw:line draw:name="Line 14" draw:style-name="gr3" draw:text-style-name="P21" svg:x1="1.046cm" svg:y1="25.691cm" svg:x2="1.048cm" svg:y2="27.161cm"><text:p/></draw:line><draw:line draw:name="Line 15" draw:style-name="gr3" draw:text-style-name="P21" svg:x1="3.549cm" svg:y1="25.691cm" svg:x2="3.549cm" svg:y2="27.181cm"><text:p/></draw:line><draw:g draw:style-name="gr12"><draw:g draw:style-name="gr12"><draw:custom-shape draw:name="Rectangle 21" draw:style-name="gr25" draw:text-style-name="P23" svg:width="0.807cm" svg:height="0.442cm" svg:x="-0.902cm" svg:y="26.668cm"><text:p text:style-name="P22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23" svg:width="1.006cm" svg:height="0.442cm" svg:x="0.01cm" svg:y="26.695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23" svg:width="2.354cm" svg:height="0.442cm" svg:x="1.123cm" svg:y="26.695cm"><text:p text:style-name="P22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23" svg:width="1.403cm" svg:height="0.442cm" svg:x="3.609cm" svg:y="26.695cm"><text:p text:style-name="P22"><text:span text:style-name="T6">П</text:span><text:span text:style-name="T6">о</text:span><text:span text:style-name="T6">д</text:span><text:span text:style-name="T6">п</text:span><text:span text:style-name="T6">і</text:span><text:span text:style-name="T6">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23" svg:width="0.914cm" svg:height="0.442cm" svg:x="5.092cm" svg:y="26.695cm"><text:p text:style-name="P22"><text:span text:style-name="T6">Д</text:span><text:span text:style-name="T6">а</text:span><text:span text:style-name="T6">т</text:span><text:span text:style-name="T6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21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24" svg:width="9.884cm" svg:height="0.68cm" svg:x="6.053cm" svg:y="26.053cm"><text:p text:style-name="P22"><text:span text:style-name="T7">БДАС.450102.002 Д6</text:span></text:p><text:p text:style-name="P22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21" svg:x1="-0.928cm" svg:y1="26.679cm" svg:x2="6.044cm" svg:y2="26.681cm"><text:p/></draw:line><draw:line draw:name="Line 31" draw:style-name="gr4" draw:text-style-name="P21" svg:x1="-0.942cm" svg:y1="26.167cm" svg:x2="6.032cm" svg:y2="26.169cm"><text:p/></draw:line></draw:g><draw:g draw:style-name="gr12"><draw:line draw:name="Line 51" draw:style-name="gr3" draw:text-style-name="P21" svg:x1="15.926cm" svg:y1="26.349cm" svg:x2="17.348cm" svg:y2="26.351cm"><text:p/></draw:line><draw:custom-shape draw:name="Rectangle 26" draw:style-name="gr33" draw:text-style-name="P23" svg:width="1.348cm" svg:height="0.685cm" svg:x="15.928cm" svg:y="25.765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23" svg:width="1.348cm" svg:height="0.685cm" svg:x="15.928cm" svg:y="26.513cm"><text:p text:style-name="P22"><text:span text:style-name="T6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E</text:span></text:h>
      <text:h text:style-name="P12" text:outline-level="1"/>
      <text:h text:style-name="P16" text:outline-level="1">Using 1919 out of 32768 bytes</text:h>
      <text:h text:style-name="P16" text:outline-level="1">version 15.4</text:h>
      <text:h text:style-name="P16" text:outline-level="1">service timestamps debug datetime msec</text:h>
      <text:h text:style-name="P16" text:outline-level="1">service timestamps log datetime msec</text:h>
      <text:h text:style-name="P16" text:outline-level="1">no service password-encryption</text:h>
      <text:h text:style-name="P16" text:outline-level="1">hostname R2</text:h>
      <text:h text:style-name="P16" text:outline-level="1">boot-start-marker</text:h>
      <text:h text:style-name="P16" text:outline-level="1">boot-end-marker</text:h>
      <text:h text:style-name="P16" text:outline-level="1">aqm-register-fnf</text:h>
      <text:h text:style-name="P16" text:outline-level="1">no aaa new-model</text:h>
      <text:h text:style-name="P16" text:outline-level="1">clock timezone +03 3 0</text:h>
      <text:h text:style-name="P16" text:outline-level="1">mmi polling-interval 60</text:h>
      <text:h text:style-name="P16" text:outline-level="1">no mmi auto-configure</text:h>
      <text:h text:style-name="P16" text:outline-level="1">no mmi pvc</text:h>
      <text:h text:style-name="P16" text:outline-level="1">mmi snmp-timeout 180</text:h>
      <text:h text:style-name="P16" text:outline-level="1">no ip icmp rate-limit unreachable</text:h>
      <text:h text:style-name="P16" text:outline-level="1">no ip domain lookup</text:h>
      <text:h text:style-name="P16" text:outline-level="1">ip cef</text:h>
      <text:h text:style-name="P16" text:outline-level="1">no ipv6 cef</text:h>
      <text:h text:style-name="P16" text:outline-level="1">multilink bundle-name authenticated</text:h>
      <text:h text:style-name="P16" text:outline-level="1">redundancy</text:h>
      <text:h text:style-name="P16" text:outline-level="1">ip tcp synwait-time 5</text:h>
      <text:h text:style-name="P16" text:outline-level="1">interface Ethernet0/0</text:h>
      <text:h text:style-name="P16" text:outline-level="1"><text:s/>ip address 192.168.254.2 255.255.255.0</text:h>
      <text:h text:style-name="P16" text:outline-level="1">interface Ethernet0/1</text:h>
      <text:h text:style-name="P16" text:outline-level="1"><text:s/>ip address 10.10.11.11 255.255.255.0</text:h>
      <text:h text:style-name="P16" text:outline-level="1">router eigrp 1</text:h>
      <text:h text:style-name="P16" text:outline-level="1"><text:s/>metric weights 0 1 1 1 0 0</text:h>
      <text:h text:style-name="P16" text:outline-level="1"><text:s/>network 10.10.11.0 0.0.0.255</text:h>
      <text:h text:style-name="P16" text:outline-level="1"><text:s/>network 192.168.254.0</text:h>
      <text:h text:style-name="P16" text:outline-level="1">ip forward-protocol nd</text:h>
      <text:h text:style-name="P16" text:outline-level="1">no ip http server</text:h>
      <text:h text:style-name="P16" text:outline-level="1">no ip http secure-server</text:h>
      <text:h text:style-name="P9" text:outline-level="1"><draw:g text:anchor-type="paragraph" draw:z-index="4" draw:style-name="gr24"><draw:line draw:name="Line 18" draw:style-name="gr3" draw:text-style-name="P21" svg:x1="15.928cm" svg:y1="25.663cm" svg:x2="15.937cm" svg:y2="27.177cm"><text:p/></draw:line><draw:g draw:style-name="gr12"><draw:line draw:name="Line 17" draw:style-name="gr3" draw:text-style-name="P21" svg:x1="6.049cm" svg:y1="25.677cm" svg:x2="6.053cm" svg:y2="27.16cm"><text:p/></draw:line><draw:g draw:style-name="gr12"><draw:line draw:name="Line 16" draw:style-name="gr3" draw:text-style-name="P21" svg:x1="5.051cm" svg:y1="25.663cm" svg:x2="5.051cm" svg:y2="27.153cm"><text:p/></draw:line><draw:g draw:style-name="gr12"><draw:g draw:style-name="gr12"><draw:line draw:name="Line 12" draw:style-name="gr3" draw:text-style-name="P21" svg:x1="-0.044cm" svg:y1="25.677cm" svg:x2="-0.042cm" svg:y2="27.16cm"><text:p/></draw:line><draw:line draw:name="Line 13" draw:style-name="gr3" draw:text-style-name="P21" svg:x1="-0.942cm" svg:y1="25.666cm" svg:x2="17.33cm" svg:y2="25.668cm"><text:p/></draw:line><draw:line draw:name="Line 14" draw:style-name="gr3" draw:text-style-name="P21" svg:x1="1.046cm" svg:y1="25.691cm" svg:x2="1.048cm" svg:y2="27.161cm"><text:p/></draw:line><draw:line draw:name="Line 15" draw:style-name="gr3" draw:text-style-name="P21" svg:x1="3.549cm" svg:y1="25.691cm" svg:x2="3.549cm" svg:y2="27.181cm"><text:p/></draw:line><draw:g draw:style-name="gr12"><draw:g draw:style-name="gr12"><draw:custom-shape draw:name="Rectangle 21" draw:style-name="gr25" draw:text-style-name="P23" svg:width="0.807cm" svg:height="0.442cm" svg:x="-0.902cm" svg:y="26.668cm"><text:p text:style-name="P22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23" svg:width="1.006cm" svg:height="0.442cm" svg:x="0.01cm" svg:y="26.695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23" svg:width="2.354cm" svg:height="0.442cm" svg:x="1.123cm" svg:y="26.695cm"><text:p text:style-name="P22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23" svg:width="1.403cm" svg:height="0.442cm" svg:x="3.609cm" svg:y="26.695cm"><text:p text:style-name="P22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23" svg:width="0.914cm" svg:height="0.442cm" svg:x="5.092cm" svg:y="26.695cm"><text:p text:style-name="P22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21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24" svg:width="9.884cm" svg:height="0.68cm" svg:x="6.053cm" svg:y="26.053cm"><text:p text:style-name="P22"><text:span text:style-name="T7">БДА</text:span><text:span text:style-name="T7">С.45</text:span><text:span text:style-name="T7">010</text:span><text:span text:style-name="T7">2.0</text:span><text:span text:style-name="T7">02 </text:span><text:span text:style-name="T7">Д6</text:span></text:p><text:p text:style-name="P22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21" svg:x1="-0.928cm" svg:y1="26.679cm" svg:x2="6.044cm" svg:y2="26.681cm"><text:p/></draw:line><draw:line draw:name="Line 31" draw:style-name="gr4" draw:text-style-name="P21" svg:x1="-0.942cm" svg:y1="26.167cm" svg:x2="6.032cm" svg:y2="26.169cm"><text:p/></draw:line></draw:g><draw:g draw:style-name="gr12"><draw:line draw:name="Line 51" draw:style-name="gr3" draw:text-style-name="P21" svg:x1="15.926cm" svg:y1="26.349cm" svg:x2="17.348cm" svg:y2="26.351cm"><text:p/></draw:line><draw:custom-shape draw:name="Rectangle 26" draw:style-name="gr33" draw:text-style-name="P23" svg:width="1.348cm" svg:height="0.685cm" svg:x="15.928cm" svg:y="25.765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23" svg:width="1.348cm" svg:height="0.685cm" svg:x="15.928cm" svg:y="26.513cm"><text:p text:style-name="P22"><text:span text:style-name="T6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E</text:span></text:h>
      <text:h text:style-name="P16" text:outline-level="1">line con 0</text:h>
      <text:h text:style-name="P16" text:outline-level="1"><text:s/>exec-timeout 0 0</text:h>
      <text:h text:style-name="P16" text:outline-level="1"><text:s/>privilege level 15</text:h>
      <text:h text:style-name="P16" text:outline-level="1"><text:s/>logging synchronous</text:h>
      <text:h text:style-name="P16" text:outline-level="1">line aux 0</text:h>
      <text:h text:style-name="P16" text:outline-level="1"><text:s/>exec-timeout 0 0</text:h>
      <text:h text:style-name="P16" text:outline-level="1"><text:s/>privilege level 15</text:h>
      <text:h text:style-name="P16" text:outline-level="1"><text:s/>logging synchronous</text:h>
      <text:h text:style-name="P16" text:outline-level="1">line vty 0 4</text:h>
      <text:h text:style-name="P16" text:outline-level="1"><text:s/>login</text:h>
      <text:h text:style-name="P16" text:outline-level="1"><text:s/>transport input none</text:h>
      <text:h text:style-name="P16" text:outline-level="1"><text:span text:style-name="T5">e</text:span>nd</text:h>
      <text:h text:style-name="P16" text:outline-level="1">Using 2014 out of 32768 bytes</text:h>
      <text:h text:style-name="P16" text:outline-level="1">version 15.4</text:h>
      <text:h text:style-name="P16" text:outline-level="1">service timestamps debug datetime msec</text:h>
      <text:h text:style-name="P16" text:outline-level="1">service timestamps log datetime msec</text:h>
      <text:h text:style-name="P16" text:outline-level="1">no service password-encryption</text:h>
      <text:h text:style-name="P16" text:outline-level="1">hostname R3</text:h>
      <text:h text:style-name="P16" text:outline-level="1">boot-start-marker</text:h>
      <text:h text:style-name="P16" text:outline-level="1">boot-end-marker</text:h>
      <text:h text:style-name="P16" text:outline-level="1">aqm-register-fnf</text:h>
      <text:h text:style-name="P16" text:outline-level="1">no aaa new-model</text:h>
      <text:h text:style-name="P16" text:outline-level="1">clock timezone +03 3 0</text:h>
      <text:h text:style-name="P16" text:outline-level="1">mmi polling-interval 60</text:h>
      <text:h text:style-name="P16" text:outline-level="1">no mmi auto-configure</text:h>
      <text:h text:style-name="P16" text:outline-level="1">no mmi pvc</text:h>
      <text:h text:style-name="P16" text:outline-level="1">mmi snmp-timeout 180</text:h>
      <text:h text:style-name="P16" text:outline-level="1">no ip icmp rate-limit unreachable</text:h>
      <text:h text:style-name="P16" text:outline-level="1">no ip domain lookup</text:h>
      <text:h text:style-name="P16" text:outline-level="1">ip cef</text:h>
      <text:h text:style-name="P16" text:outline-level="1">no ipv6 cef</text:h>
      <text:h text:style-name="P16" text:outline-level="1">multilink bundle-name authenticated</text:h>
      <text:h text:style-name="P19" text:outline-level="1">redundancy</text:h>
      <text:h text:style-name="P9" text:outline-level="1"><draw:g text:anchor-type="paragraph" draw:z-index="5" draw:style-name="gr24"><draw:line draw:name="Line 18" draw:style-name="gr3" draw:text-style-name="P21" svg:x1="15.928cm" svg:y1="25.663cm" svg:x2="15.937cm" svg:y2="27.177cm"><text:p/></draw:line><draw:g draw:style-name="gr12"><draw:line draw:name="Line 17" draw:style-name="gr3" draw:text-style-name="P21" svg:x1="6.049cm" svg:y1="25.677cm" svg:x2="6.053cm" svg:y2="27.16cm"><text:p/></draw:line><draw:g draw:style-name="gr12"><draw:line draw:name="Line 16" draw:style-name="gr3" draw:text-style-name="P21" svg:x1="5.051cm" svg:y1="25.663cm" svg:x2="5.051cm" svg:y2="27.153cm"><text:p/></draw:line><draw:g draw:style-name="gr12"><draw:g draw:style-name="gr12"><draw:line draw:name="Line 12" draw:style-name="gr3" draw:text-style-name="P21" svg:x1="-0.044cm" svg:y1="25.677cm" svg:x2="-0.042cm" svg:y2="27.16cm"><text:p/></draw:line><draw:line draw:name="Line 13" draw:style-name="gr3" draw:text-style-name="P21" svg:x1="-0.942cm" svg:y1="25.666cm" svg:x2="17.33cm" svg:y2="25.668cm"><text:p/></draw:line><draw:line draw:name="Line 14" draw:style-name="gr3" draw:text-style-name="P21" svg:x1="1.046cm" svg:y1="25.691cm" svg:x2="1.048cm" svg:y2="27.161cm"><text:p/></draw:line><draw:line draw:name="Line 15" draw:style-name="gr3" draw:text-style-name="P21" svg:x1="3.549cm" svg:y1="25.691cm" svg:x2="3.549cm" svg:y2="27.181cm"><text:p/></draw:line><draw:g draw:style-name="gr12"><draw:g draw:style-name="gr12"><draw:custom-shape draw:name="Rectangle 21" draw:style-name="gr25" draw:text-style-name="P23" svg:width="0.807cm" svg:height="0.442cm" svg:x="-0.902cm" svg:y="26.668cm"><text:p text:style-name="P22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23" svg:width="1.006cm" svg:height="0.442cm" svg:x="0.01cm" svg:y="26.695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23" svg:width="2.354cm" svg:height="0.442cm" svg:x="1.123cm" svg:y="26.695cm"><text:p text:style-name="P22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23" svg:width="1.403cm" svg:height="0.442cm" svg:x="3.609cm" svg:y="26.695cm"><text:p text:style-name="P22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23" svg:width="0.914cm" svg:height="0.442cm" svg:x="5.092cm" svg:y="26.695cm"><text:p text:style-name="P22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21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24" svg:width="9.884cm" svg:height="0.68cm" svg:x="6.053cm" svg:y="26.053cm"><text:p text:style-name="P22"><text:span text:style-name="T7">БДАС.4501</text:span><text:span text:style-name="T7">02.002 </text:span><text:span text:style-name="T7">Д6</text:span></text:p><text:p text:style-name="P22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21" svg:x1="-0.928cm" svg:y1="26.679cm" svg:x2="6.044cm" svg:y2="26.681cm"><text:p/></draw:line><draw:line draw:name="Line 31" draw:style-name="gr4" draw:text-style-name="P21" svg:x1="-0.942cm" svg:y1="26.167cm" svg:x2="6.032cm" svg:y2="26.169cm"><text:p/></draw:line></draw:g><draw:g draw:style-name="gr12"><draw:line draw:name="Line 51" draw:style-name="gr3" draw:text-style-name="P21" svg:x1="15.926cm" svg:y1="26.349cm" svg:x2="17.348cm" svg:y2="26.351cm"><text:p/></draw:line><draw:custom-shape draw:name="Rectangle 26" draw:style-name="gr33" draw:text-style-name="P23" svg:width="1.348cm" svg:height="0.685cm" svg:x="15.928cm" svg:y="25.765cm"><text:p text:style-name="P22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23" svg:width="1.348cm" svg:height="0.685cm" svg:x="15.928cm" svg:y="26.513cm"><text:p text:style-name="P22"><text:span text:style-name="T6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E</text:span></text:h>
      <text:h text:style-name="P17" text:outline-level="1">ip tcp synwait-time 5</text:h>
      <text:h text:style-name="P17" text:outline-level="1">interface Loopback1</text:h>
      <text:h text:style-name="P17" text:outline-level="1"><text:s/>ip address 10.10.33.33 255.255.255.0</text:h>
      <text:h text:style-name="P17" text:outline-level="1">interface Ethernet0/0</text:h>
      <text:h text:style-name="P17" text:outline-level="1"><text:s/>ip address 10.10.11.22 255.255.255.0</text:h>
      <text:h text:style-name="P17" text:outline-level="1">interface Ethernet0/1</text:h>
      <text:h text:style-name="P17" text:outline-level="1"><text:s/>ip address 10.10.22.22 255.255.255.0</text:h>
      <text:h text:style-name="P17" text:outline-level="1">router eigrp 1</text:h>
      <text:h text:style-name="P17" text:outline-level="1"><text:s/>metric weights 0 1 1 1 0 0</text:h>
      <text:h text:style-name="P17" text:outline-level="1"><text:s/>network 10.10.11.0 0.0.0.255</text:h>
      <text:h text:style-name="P17" text:outline-level="1"><text:s/>network 10.10.22.0 0.0.0.255</text:h>
      <text:h text:style-name="P17" text:outline-level="1"><text:s/>network 10.10.33.0 0.0.0.255</text:h>
      <text:h text:style-name="P17" text:outline-level="1">ip forward-protocol nd</text:h>
      <text:h text:style-name="P17" text:outline-level="1">no ip http server</text:h>
      <text:h text:style-name="P17" text:outline-level="1">no ip http secure-server</text:h>
      <text:h text:style-name="P17" text:outline-level="1">control-plane</text:h>
      <text:h text:style-name="P17" text:outline-level="1">line con 0</text:h>
      <text:h text:style-name="P17" text:outline-level="1"><text:s/>exec-timeout 0 0</text:h>
      <text:h text:style-name="P17" text:outline-level="1"><text:s/>privilege level 15</text:h>
      <text:h text:style-name="P17" text:outline-level="1"><text:s/>logging synchronous</text:h>
      <text:h text:style-name="P17" text:outline-level="1">line aux 0</text:h>
      <text:h text:style-name="P17" text:outline-level="1"><text:s/>exec-timeout 0 0</text:h>
      <text:h text:style-name="P17" text:outline-level="1"><text:s/>privilege level 15</text:h>
      <text:h text:style-name="P17" text:outline-level="1"><text:s/>logging synchronous</text:h>
      <text:h text:style-name="P17" text:outline-level="1">line vty 0 4</text:h>
      <text:h text:style-name="P17" text:outline-level="1"><text:s/>login</text:h>
      <text:h text:style-name="P17" text:outline-level="1"><text:s/>transport input none</text:h>
      <text:h text:style-name="P20" text:outline-level="1">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9</meta:editing-cycles>
    <meta:creation-date>2020-05-29T13:01:00</meta:creation-date>
    <dc:date>2020-06-09T21:16:40.636938567</dc:date>
    <meta:editing-duration>PT1H54M42S</meta:editing-duration>
    <meta:generator>LibreOffice/6.1.5.2$Linux_X86_64 LibreOffice_project/10$Build-2</meta:generator>
    <meta:document-statistic meta:table-count="0" meta:image-count="0" meta:object-count="0" meta:page-count="6" meta:paragraph-count="187" meta:word-count="598" meta:character-count="4336" meta:non-whitespace-character-count="38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